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bc8c"/>
    </style:style>
    <style:style style:name="P2" style:family="paragraph" style:parent-style-name="Standard">
      <style:text-properties officeooo:rsid="000cbc8c" officeooo:paragraph-rsid="000cbc8c"/>
    </style:style>
    <style:style style:name="P3" style:family="paragraph" style:parent-style-name="Standard">
      <style:text-properties officeooo:rsid="000cbc8c" officeooo:paragraph-rsid="000e5921"/>
    </style:style>
    <style:style style:name="P4" style:family="paragraph" style:parent-style-name="Standard">
      <style:text-properties officeooo:rsid="000cbc8c" officeooo:paragraph-rsid="000fdf66"/>
    </style:style>
    <style:style style:name="P5" style:family="paragraph" style:parent-style-name="Standard">
      <style:text-properties officeooo:rsid="000cbc8c" officeooo:paragraph-rsid="00107a79"/>
    </style:style>
    <style:style style:name="P6" style:family="paragraph" style:parent-style-name="Standard">
      <style:text-properties officeooo:rsid="000cbc8c" officeooo:paragraph-rsid="00110f51"/>
    </style:style>
    <style:style style:name="P7" style:family="paragraph" style:parent-style-name="Standard">
      <style:text-properties officeooo:rsid="000cbc8c" officeooo:paragraph-rsid="0012dc98"/>
    </style:style>
    <style:style style:name="P8" style:family="paragraph" style:parent-style-name="Standard">
      <style:text-properties officeooo:rsid="000cbc8c" officeooo:paragraph-rsid="001479db"/>
    </style:style>
    <style:style style:name="P9" style:family="paragraph" style:parent-style-name="Standard">
      <style:text-properties officeooo:rsid="000cbc8c" officeooo:paragraph-rsid="0016652a"/>
    </style:style>
    <style:style style:name="P10" style:family="paragraph" style:parent-style-name="Standard">
      <style:text-properties officeooo:rsid="000cbc8c" officeooo:paragraph-rsid="001789b2"/>
    </style:style>
    <style:style style:name="P11" style:family="paragraph" style:parent-style-name="Standard">
      <style:text-properties officeooo:rsid="0016652a" officeooo:paragraph-rsid="0016652a"/>
    </style:style>
    <style:style style:name="P12" style:family="paragraph" style:parent-style-name="Standard">
      <style:text-properties officeooo:rsid="001789b2" officeooo:paragraph-rsid="001789b2"/>
    </style:style>
    <style:style style:name="T1" style:family="text">
      <style:text-properties officeooo:rsid="000cbc8c"/>
    </style:style>
    <style:style style:name="T2" style:family="text">
      <style:text-properties officeooo:rsid="000e5921"/>
    </style:style>
    <style:style style:name="T3" style:family="text">
      <style:text-properties officeooo:rsid="000fdf66"/>
    </style:style>
    <style:style style:name="T4" style:family="text">
      <style:text-properties officeooo:rsid="00110f51"/>
    </style:style>
    <style:style style:name="T5" style:family="text">
      <style:text-properties officeooo:rsid="001479db"/>
    </style:style>
    <style:style style:name="T6" style:family="text">
      <style:text-properties officeooo:rsid="0016652a"/>
    </style:style>
    <style:style style:name="T7" style:family="text">
      <style:text-properties officeooo:rsid="001789b2"/>
    </style:style>
    <style:style style:name="T8" style:family="text">
      <style:text-properties officeooo:rsid="001953f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cbc8c" style:font-weight-asian="bold" style:font-weight-complex="bold"/>
    </style:style>
    <style:style style:name="T11" style:family="text">
      <style:text-properties fo:font-weight="bold" officeooo:rsid="000e5921" style:font-weight-asian="bold" style:font-weight-complex="bold"/>
    </style:style>
    <style:style style:name="T12" style:family="text">
      <style:text-properties fo:font-weight="bold" officeooo:rsid="000fdf66" style:font-weight-asian="bold" style:font-weight-complex="bold"/>
    </style:style>
    <style:style style:name="T13" style:family="text">
      <style:text-properties fo:font-weight="bold" officeooo:rsid="001479db" style:font-weight-asian="bold" style:font-weight-complex="bold"/>
    </style:style>
    <style:style style:name="T14" style:family="text">
      <style:text-properties fo:font-weight="bold" officeooo:rsid="00110f51" style:font-weight-asian="bold" style:font-weight-complex="bold"/>
    </style:style>
    <style:style style:name="T15" style:family="text">
      <style:text-properties fo:font-weight="bold" officeooo:rsid="001789b2" style:font-weight-asian="bold" style:font-weight-complex="bold"/>
    </style:style>
    <style:style style:name="T16" style:family="text">
      <style:text-properties fo:font-weight="bold" officeooo:rsid="0016652a" style:font-weight-asian="bold" style:font-weight-complex="bold"/>
    </style:style>
    <style:style style:name="T17" style:family="text">
      <style:text-properties fo:font-weight="bold" officeooo:rsid="001953f0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Here is the list</text:span> of the <text:span text:style-name="T1">parameters in the </text:span>input file:</text:p>
      <text:p text:style-name="Standard"/>
      <text:p text:style-name="Standard">"<text:span text:style-name="T9">type</text:span>" indicate the type of the particle, "0" means proton, "1" means electron, "2" means Au;</text:p>
      <text:p text:style-name="Standard">"<text:span text:style-name="T9">csv_out</text:span>" control the output of csv file;</text:p>
      <text:p text:style-name="Standard">"<text:span text:style-name="T9">dynamicOn</text:span>" control the <text:span text:style-name="T1">behavior of the beam dynamic at the beginning of the time, default is “off”;</text:span></text:p>
      <text:p text:style-name="Standard">“<text:span text:style-name="T10">turn_start</text:span><text:span text:style-name="T1">” legacy parameters, starting number of the turn, just set it to “0”;</text:span></text:p>
      <text:p text:style-name="Standard">“<text:span text:style-name="T10">mainRF</text:span><text:span text:style-name="T1">” the index of the RF used by the code to calculate ramping of Vref and Iref;</text:span></text:p>
      <text:p text:style-name="Standard">“<text:span text:style-name="T10">main_detune</text:span><text:span text:style-name="T1">” the index of RF used by the code to calculate ramping of the detuning;</text:span></text:p>
      <text:p text:style-name="Standard">“<text:span text:style-name="T10">R</text:span><text:span text:style-name="T1">”, the radius of the ring;</text:span></text:p>
      <text:p text:style-name="Standard">“<text:span text:style-name="T10">GMTSQ</text:span><text:span text:style-name="T1">”, the gammaT^2;</text:span></text:p>
      <text:p text:style-name="Standard">“<text:span text:style-name="T10">Gamma</text:span><text:span text:style-name="T1">”, the reference gamma of the beam;</text:span></text:p>
      <text:p text:style-name="Standard">“<text:span text:style-name="T10">nBeam</text:span><text:span text:style-name="T1">”, the number of beams;</text:span></text:p>
      <text:p text:style-name="Standard">“<text:span text:style-name="T10">beam_shift</text:span><text:span text:style-name="T1">”, the shift between two beams in unit of mainRF cycle;</text:span></text:p>
      <text:p text:style-name="P1"/>
      <text:p text:style-name="P2">“<text:span text:style-name="T9">n_turns</text:span>”, total number of turns the code with run;</text:p>
      <text:p text:style-name="P2">“<text:span text:style-name="T9">n_dynamicOn</text:span>”, the number of turn we turn on the beam dynamics;</text:p>
      <text:p text:style-name="P2">“<text:span text:style-name="T9">n_bunches</text:span>”, the number of bunches in one beam;</text:p>
      <text:p text:style-name="P2">“<text:span text:style-name="T9">n_fill</text:span>”, the turn <text:span text:style-name="T2">we start to ramp the bunches charge;</text:span></text:p>
      <text:p text:style-name="P2">“<text:span text:style-name="T11">n_q_ramp</text:span><text:span text:style-name="T2">”, the number of turns it takes to ramp the charge;</text:span></text:p>
      <text:p text:style-name="P2">“<text:span text:style-name="T11">n_detune_start</text:span><text:span text:style-name="T2">”, the turn we start to ramp the detuning;</text:span></text:p>
      <text:p text:style-name="P2">“<text:span text:style-name="T11">n_detune_ramp</text:span><text:span text:style-name="T2">”, the legacy parameter, not real in use;</text:span></text:p>
      <text:p text:style-name="P2">“<text:span text:style-name="T11">n_detune_ramp_tot</text:span><text:span text:style-name="T2">”, the turn we finish the ramping of the detuning;</text:span></text:p>
      <text:p text:style-name="P2">“<text:span text:style-name="T11">n_I_ramp_start</text:span><text:span text:style-name="T2">”, the turn we start to ramp the driving current of the RF amplifier;</text:span></text:p>
      <text:p text:style-name="P2">“<text:span text:style-name="T11">n_I_ramp_end</text:span><text:span text:style-name="T2">”, the turn we finish ramping the driving current of the RF amplifier;</text:span></text:p>
      <text:p text:style-name="P2"/>
      <text:p text:style-name="P2">“<text:span text:style-name="T11">Prad</text:span><text:span text:style-name="T2">”, the radiation power of the beam, in unit of watts. <text:s/>We need to compensate it with the RF voltage;</text:span></text:p>
      <text:p text:style-name="P2">“<text:span text:style-name="T11">t_rad_long</text:span><text:span text:style-name="T2">”, the longitudinal radiation damping time, in unit of seconds;</text:span></text:p>
      <text:p text:style-name="P2">“<text:span text:style-name="T11">Ek_damp</text:span><text:span text:style-name="T2">”, the artificial damping on the bunch energy before the bunch is rampped to full charge, in unit of number of synchrotron oscillation;</text:span></text:p>
      <text:p text:style-name="P3">“<text:span text:style-name="T11">Ek_damp_always</text:span><text:span text:style-name="T2">”, the artificial damping on the bunch energy after the bunch is rampped to full charge, in unit of number of synchrotron oscillation;</text:span></text:p>
      <text:p text:style-name="P3">“<text:span text:style-name="T11">Npar</text:span><text:span text:style-name="T2">”, number of macro particles in one bunch;</text:span></text:p>
      <text:p text:style-name="P3">“<text:span text:style-name="T11">NperBunch</text:span><text:span text:style-name="T2">”, the nubmer of real particles in one bunch;</text:span></text:p>
      <text:p text:style-name="P3">“<text:span text:style-name="T11">N_bins</text:span><text:span text:style-name="T2">”, the number of time slices per RF cycle;</text:span></text:p>
      <text:p text:style-name="P3">“<text:span text:style-name="T11">fill_step</text:span><text:span text:style-name="T2">”, the number of RF cycles between bunches;</text:span></text:p>
      <text:p text:style-name="P3">“<text:span text:style-name="T11">siglong</text:span><text:span text:style-name="T2">”, the sigma gamma;</text:span></text:p>
      <text:p text:style-name="P3">“<text:span text:style-name="T11">A</text:span><text:span text:style-name="T2">”, the 95% particle emittance, assuming Gaussian bunch;</text:span></text:p>
      <text:p text:style-name="P3"/>
      <text:p text:style-name="P3">“<text:span text:style-name="T11">nRF</text:span><text:span text:style-name="T2">”, number of RF systems;</text:span></text:p>
      <text:p text:style-name="P3">“<text:span text:style-name="T11">nRF1</text:span><text:span text:style-name="T2">”, number of RF systems in ring 1;</text:span></text:p>
      <text:p text:style-name="P3">“<text:span text:style-name="T11">nRFc</text:span><text:span text:style-name="T2">”, number of RF systems shared by both rings;</text:span></text:p>
      <text:p text:style-name="P3">“<text:span text:style-name="T11">nRF2</text:span><text:span text:style-name="T2">”, number of RF systems in ring 2;</text:span></text:p>
      <text:p text:style-name="P3">“<text:span text:style-name="T12">nHOM</text:span><text:span text:style-name="T3">”, legacy parameters, not in use;</text:span></text:p>
      <text:p text:style-name="P3"/>
      <text:p text:style-name="P3">“<text:span text:style-name="T12">nCav</text:span><text:span text:style-name="T3">”, array type parameters, indicate the number of cavities for each RF system, length of the array should be equal to “nRF”;</text:span></text:p>
      <text:p text:style-name="P4">“<text:span text:style-name="T12">h</text:span><text:span text:style-name="T3">”, array type parameters, the harmonic numbers of each RF systems;</text:span></text:p>
      <text:p text:style-name="P8">“<text:span text:style-name="T13">RoQ</text:span><text:span text:style-name="T5">”, array type parameters, the R over Q of each RF systems, circuit definition;</text:span></text:p>
      <text:p text:style-name="P5"><text:soft-page-break/>“<text:span text:style-name="T12">I_Q_ref_ini</text:span><text:span text:style-name="T3">”, array type parameters, the initial values of the the Q component of the reference driving current;</text:span></text:p>
      <text:p text:style-name="P5">“<text:span text:style-name="T12">I_Q_ref_final</text:span><text:span text:style-name="T3">”, array type parameters, the final values of the the Q component of the reference driving current;</text:span></text:p>
      <text:p text:style-name="P5">“<text:span text:style-name="T12">I_I_ref_ini</text:span><text:span text:style-name="T3">”, array type parameters, the initial values of the the I component of the reference driving current;</text:span></text:p>
      <text:p text:style-name="P5">“<text:span text:style-name="T12">I_I_ref_final</text:span><text:span text:style-name="T3">”, array type parameters, the final values of the the I component of the reference driving current;</text:span></text:p>
      <text:p text:style-name="P7">“<text:span text:style-name="T12">Iref_I</text:span><text:span text:style-name="T3">”, array type parameters, the values of the the I component of the reference driving current, should be equal to </text:span>“<text:span text:style-name="T3">I_I_ref_final”;</text:span></text:p>
      <text:p text:style-name="P7">“<text:span text:style-name="T12">Iref_Q</text:span><text:span text:style-name="T3">”, array type parameters, the values of the the Q component of the reference driving current, should be equal to </text:span>“<text:span text:style-name="T3">I_Q_ref_final”;</text:span></text:p>
      <text:p text:style-name="P6">“<text:span text:style-name="T14">Vref_I</text:span><text:span text:style-name="T4">”, array type parameters, the I component of the reference cavity voltage;</text:span></text:p>
      <text:p text:style-name="P6">“<text:span text:style-name="T14">Vref_Q</text:span><text:span text:style-name="T4">”, array type parameters, the Q component of the reference cavity voltage;</text:span></text:p>
      <text:p text:style-name="P6">“<text:span text:style-name="T15">detune</text:span><text:span text:style-name="T7">”, the initial detune of each RF system, in unit of Hz;</text:span></text:p>
      <text:p text:style-name="P6">“<text:span text:style-name="T15">detune_ini</text:span><text:span text:style-name="T7">”, the initial detune of each RF system;</text:span></text:p>
      <text:p text:style-name="P6">“<text:span text:style-name="T15">detune_mid</text:span><text:span text:style-name="T7">”, legacy parameter, the mid point of the detune;</text:span></text:p>
      <text:p text:style-name="P10">“<text:span text:style-name="T15">detune_final</text:span><text:span text:style-name="T7">”, legacy parameter, the final value of the detune of each RF system;</text:span></text:p>
      <text:p text:style-name="P10"/>
      <text:p text:style-name="P9">“<text:span text:style-name="T16">delay</text:span><text:span text:style-name="T6">”, <text:s/>array type parameters, the delay for each direct feedback system, not really properly implemented yet;</text:span></text:p>
      <text:p text:style-name="P9">“<text:span text:style-name="T16">n_fb_on</text:span><text:span text:style-name="T6">”, array type parameters, the turn we turn on the direct feedback;</text:span></text:p>
      <text:p text:style-name="P9">“<text:span text:style-name="T16">gII</text:span><text:span text:style-name="T6">” to “</text:span><text:span text:style-name="T16">gQIi</text:span><text:span text:style-name="T6">”, the gains of the direct feedback, the integral part is not implemented;</text:span></text:p>
      <text:p text:style-name="P9">“<text:span text:style-name="T16">PA_cap</text:span><text:span text:style-name="T6">”, the cap of the power amplifier, not implemented;</text:span></text:p>
      <text:p text:style-name="P11">“<text:span text:style-name="T9">epsilon_comb</text:span>”, the epsilon of the comb filter;</text:p>
      <text:p text:style-name="P11">“<text:span text:style-name="T9">g_comb</text:span>”, the g number of the comb filter;</text:p>
      <text:p text:style-name="P12">“<text:span text:style-name="T9">QL</text:span>”, loaded Q of each RF system;</text:p>
      <text:p text:style-name="P12"/>
      <text:p text:style-name="P12">“<text:span text:style-name="T17">n_ini_CBI</text:span><text:span text:style-name="T8">”, the number of coupled bunch modes to initialize;</text:span></text:p>
      <text:p text:style-name="P12">“<text:span text:style-name="T17">mu</text:span><text:span text:style-name="T8">”, the mus of the coupled bunch mode;</text:span></text:p>
      <text:p text:style-name="P12">“<text:span text:style-name="T17">CBI_ini_amp</text:span><text:span text:style-name="T8">”, the amplitudes of the coupled bunch modes, in unit of gamma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1T10:21:06.142663129</meta:creation-date>
    <dc:date>2020-09-21T11:07:05.839833962</dc:date>
    <meta:editing-duration>PT32M36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2" meta:paragraph-count="62" meta:word-count="715" meta:character-count="4346" meta:non-whitespace-character-count="3691"/>
  </office:meta>
</office:document-meta>
</file>